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009900" draw:textarea-horizontal-align="justify" draw:textarea-vertical-align="middle" draw:auto-grow-height="false" fo:min-height="0.243cm" fo:min-width="0.022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009900" draw:textarea-horizontal-align="justify" draw:textarea-vertical-align="middle" draw:auto-grow-height="false" fo:min-height="0.243cm" fo:min-width="0.02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2cm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Tirets_20__28_custom_29_" svg:stroke-width="0.3cm" svg:stroke-color="#999999" draw:marker-start-width="0.65cm" draw:marker-end-width="0.65cm" draw:fill="none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color="#000000" draw:fill="none" draw:fill-color="#ffffff" fo:min-height="2.161cm"/>
    </style:style>
    <style:style style:name="gr8" style:family="graphic" style:parent-style-name="standard">
      <style:graphic-properties draw:stroke="none" svg:stroke-color="#ff0000" draw:fill="none" fo:min-height="2.127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78cm" svg:height="0.837cm" svg:x="22.762cm" svg:y="2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5.845cm" svg:y="6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4.788cm" svg:y="8.7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0.84cm" svg:y="7.1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4.766cm" svg:y="7.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0.674cm" svg:y="3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3.727cm" svg:y="8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3.747cm" svg:y="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1.705cm" svg:y="2.9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9.959cm" svg:y="4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5.869cm" svg:y="8.0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5.869cm" svg:y="9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7.071cm" svg:y="8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7.095cm" svg:y="6.9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7.313cm" svg:y="5.9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7.24cm" svg:y="9.2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8.419cm" svg:y="8.2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8.299cm" svg:y="7.2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8.539cm" svg:y="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6.135cm" svg:y="5.4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9.646cm" svg:y="7.2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9.549cm" svg:y="8.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9.835cm" svg:y="5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1.769cm" svg:y="6.1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2.696cm" svg:y="5.3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2.036cm" svg:y="7.1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4.408cm" svg:y="12.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8.136cm" svg:y="4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2.998cm" svg:y="7.8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7.321cm" svg:y1="0.402cm" svg:x2="7.321cm" svg:y2="20.5cm">
          <text:p/>
        </draw:line>
        <draw:custom-shape draw:style-name="gr1" draw:text-style-name="P1" draw:layer="layout" svg:width="0.878cm" svg:height="0.837cm" svg:x="12.567cm" svg:y="8.3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1.306cm" svg:y="8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0.044cm" svg:y="8.3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8.904cm" svg:y="8.3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7.683cm" svg:y="8.3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0.059cm" svg:y1="8.762cm" svg:x2="6.879cm" svg:y2="8.76cm">
          <text:p/>
        </draw:line>
        <draw:custom-shape draw:style-name="gr1" draw:text-style-name="P1" draw:layer="layout" svg:width="0.878cm" svg:height="0.837cm" svg:x="25.69cm" svg:y="12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5.327cm" svg:y="13.1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6.832cm" svg:y="12.3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6.833cm" svg:y="12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6.471cm" svg:y="13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7.865cm" svg:y="13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7.365cm" svg:y="14.3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6.14cm" svg:y="14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8.508cm" svg:y="12.2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8.983cm" svg:y="13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8.538cm" svg:y="14.2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8.092cm" svg:y="15.2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9.29cm" svg:y="15.2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30.042cm" svg:y="14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30.294cm" svg:y="13.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9.905cm" svg:y="12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6.926cm" svg:y="15.4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5.004cm" svg:y="11.1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7.651cm" svg:y="11.3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30.381cm" svg:y="15.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31.077cm" svg:y="14.9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2.423cm 17.1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3.527cm 16.4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3.742cm 17.59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4.619cm 16.0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4.62cm 16.0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4.823cm 17.1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5.93cm 16.31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6.066cm 17.5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5.066cm 18.2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6.054cm 15.21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7cm 15.93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7.063cm 16.9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7.138cm 17.99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8.209cm 17.4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8.388cm 16.2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8.035cm 15.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7.178cm 14.36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6.245cm 18.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2.469cm 15.99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4.886cm 14.88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9.516cm 17.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878cm" svg:height="0.837cm" draw:transform="rotate (0.511556003759538) translate (19.633cm 16.34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" draw:layer="layout" svg:x1="0cm" svg:y1="16.934cm" svg:x2="11.583cm" svg:y2="16.874cm">
          <text:p/>
        </draw:line>
        <draw:frame draw:style-name="gr7" draw:text-style-name="P2" draw:layer="layout" svg:width="3.939cm" svg:height="2.411cm" svg:x="1.999cm" svg:y="5.468cm">
          <draw:text-box>
            <text:p text:style-name="P2"><text:span text:style-name="T1">(ch)</text:span></text:p>
          </draw:text-box>
        </draw:frame>
        <draw:frame draw:style-name="gr8" draw:text-style-name="P2" draw:layer="layout" svg:width="2.89cm" svg:height="2.377cm" svg:x="2.577cm" svg:y="13.629cm">
          <draw:text-box>
            <text:p text:style-name="P2"><text:span text:style-name="T1">(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Tirets_20__28_custom_29_" draw:display-name="Tirets (custom)" draw:style="rect" draw:dots1="1" draw:dots1-length="197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06T16:48:58.938622726</meta:creation-date>
    <dc:date>2017-02-20T17:10:18.386193711</dc:date>
    <dc:creator>rete </dc:creator>
    <meta:editing-duration>PT1H36M3S</meta:editing-duration>
    <meta:editing-cycles>11</meta:editing-cycles>
    <meta:generator>LibreOffice/4.3.3.2$Linux_x86 LibreOffice_project/430m0$Build-2</meta:generator>
    <meta:document-statistic meta:object-count="82"/>
  </office:meta>
</office:document-meta>
</file>